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UIZ VARAS, LILIANA RAQUE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UIZ VARAS, LILIANA RAQU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UIZ VARAS, LILIANA RAQU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8527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0:55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